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8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0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1" style:family="paragraph" style:parent-style-name="Text_20_body" style:list-style-name="L37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9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9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9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95" style:family="paragraph" style:parent-style-name="Table_20_Contents" style:list-style-name="L38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625656969640828489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9">먼저, 크로가 왔다. 지상에서 데굴데굴을 하고 있었을 때 미케가 왔다.</text:p>
            </text:list-item>
            <text:list-item>
              <text:p text:style-name="P59">이 번은 두 마리 모구, 동시에, 허리 문질러 을 했다.</text:p>
            </text:list-item>
            <text:list-item>
              <text:p text:style-name="P59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6667593591696890477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88">그 모양「形状에서 판단하여, 처음에는 미케라고 생각했다.</text:p>
                </text:list-item>
                <text:list-item>
                  <text:p text:style-name="P88">그러나, 미케와 비해, 머리가 더 크다. </text:p>
                </text:list-item>
                <text:list-item>
                  <text:p text:style-name="P88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7616171844795262075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0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5761247096050496984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3207761827287389297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2300816799273188788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61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8569472994299108759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89">그러자「すると, "휴" 라고 으르렁「唸り声을 거렸다「立てた.</text:p>
                </text:list-item>
                <text:list-item>
                  <text:p text:style-name="P89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5384257560562335645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56261266784395324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62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9134342891408538253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3">크로는 다시 내려오지 않는다. / 이 번은 돌출 울타리 앞에 나오는 것조차 하지 않아.</text:p>
            </text:list-item>
            <text:list-item>
              <text:p text:style-name="P63">미케에 잠시 허리 문지르을 하고, 옹벽 위를 보면, 크로는 없어.</text:p>
            </text:list-item>
            <text:list-item>
              <text:p text:style-name="P63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1421402420862559539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4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82874487805658296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5">비가 내리고 있었다. / 울타리에 접근해 보니, 미케의 울음 소리. / 더우기 보면, 크로의 그림자도 보인다.</text:p>
            </text:list-item>
            <text:list-item>
              <text:p text:style-name="P65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2225331105590095240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6">크로가 왔다. 미케는 오지 않았다.</text:p>
            </text:list-item>
            <text:list-item>
              <text:p text:style-name="P66">옹벽에 도착한 때 두 마리 모두 없었다.</text:p>
            </text:list-item>
            <text:list-item>
              <text:p text:style-name="P66">보도 쪽에 간다. 수영장의 모서리에 간다. 혀를 울린다.</text:p>
            </text:list-item>
            <text:list-item>
              <text:p text:style-name="P66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66">울타리 속에서 고양이의 울음 소리가 들린다.</text:p>
            </text:list-item>
            <text:list-item>
              <text:p text:style-name="P66">처음, 미케이 아닐까라고 생각한다. 하지만, 목소리가 약간 작다. 또 높다.</text:p>
            </text:list-item>
            <text:list-item>
              <text:p text:style-name="P66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2893266171983072308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67">류가 왔다. 어떻게 왔는지? / 우선, 미케가 있어. 지상에 내렸다. 허리를 마사지.</text:p>
            </text:list-item>
            <text:list-item>
              <text:p text:style-name="P67">잠시 후 보도 쪽의 옹벽 위에서 고양이의 그림자. 크로 이다.</text:p>
            </text:list-item>
            <text:list-item>
              <text:p text:style-name="P67"><text:soft-page-break/>미케를 옹벽에 올리고 먹이를 준다.</text:p>
            </text:list-item>
            <text:list-item>
              <text:p text:style-name="P67">그리고 크로 옆으로 간다. / 2,3 번 쓰다듬다. / 그러자, 크로는 보도 쪽에 가서 버린다.</text:p>
            </text:list-item>
            <text:list-item>
              <text:p text:style-name="P67">갑자기, 울타리 속에 한 마리의 고양이가 나타난다.</text:p>
            </text:list-item>
            <text:list-item>
              <text:p text:style-name="P67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67">수영장의 서 쪽 모퉁이로 가면, 크로가 울타리속에서 외에 나온다.</text:p>
            </text:list-item>
            <text:list-item>
              <text:p text:style-name="P67">그런데, 류도 공원 쪽에서 온 버린다.</text:p>
            </text:list-item>
            <text:list-item>
              <text:p text:style-name="P67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67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67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7211196244952103405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8">류는 오지 않다.</text:p>
            </text:list-item>
            <text:list-item>
              <text:p text:style-name="P68">크로, 미케. 두 마리 모두 이미 옹벽 위에 있다.</text:p>
            </text:list-item>
            <text:list-item>
              <text:p text:style-name="P68">미케를 내렸다. <text:s/>/ 크로는 내려 오지 않다. 목소리를 던지지만, 여전히 오지않다.</text:p>
            </text:list-item>
            <text:list-item>
              <text:p text:style-name="P68">지상에서 미케의 허리를 마사지하면서, 크로에 목소리를 몇번 던진다.</text:p>
            </text:list-item>
            <text:list-item>
              <text:p text:style-name="P68">미케를 옹벽 위에 올린다. / 크로에 호소한다. "지상에 내려와자" / 변함없이 오지않다.</text:p>
            </text:list-item>
            <text:list-item>
              <text:p text:style-name="P68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137186587433374610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9">크로는 다시 내려 오지 않다.</text:p>
            </text:list-item>
            <text:list-item>
              <text:p text:style-name="P69">클로에 향해 목소리를 던지면서, 미케의 허리를 마사지한다.</text:p>
            </text:list-item>
            <text:list-item>
              <text:p text:style-name="P69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3232464676492494746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0">두 마리도 오지않다. / 수영장의 서쪽으로 간다. / 혀를 울리하지만, 오지않다.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8394246045062970495" text:style-name="L18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9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71">크로가 돌출 울타리의 앞, 즉, 보도의 반대쪽에 있다.</text:p>
            </text:list-item>
            <text:list-item>
              <text:p text:style-name="P39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39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39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4365088759205532771" text:style-name="L19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2">류가 왔다. / 옹백에 도착했던 때 이미 옹벽 위에 있었다.</text:p>
            </text:list-item>
            <text:list-item>
              <text:p text:style-name="P72">우선, 그림자만 보였지만, 머리의 크기에 의해 류이라고 알려졌다.</text:p>
            </text:list-item>
            <text:list-item>
              <text:p text:style-name="P72">류에 말을 걸어, 근처에 간다. / 조금 고민했지만, 베이스트를 반 주기로한다.</text:p>
            </text:list-item>
            <text:list-item>
              <text:p text:style-name="P72">페이스트를 용기에서 반출한 후 돌출 방향을 보면, 크로가 있다. / 네발 앉아 있다.</text:p>
            </text:list-item>
            <text:list-item>
              <text:p text:style-name="P72">크로에 나머지 중 4 분의 3 정도를 준다.</text:p>
            </text:list-item>
            <text:list-item>
              <text:p text:style-name="P72">그리고, 나머지 전부를 다시 류에 준다.</text:p>
            </text:list-item>
            <text:list-item>
              <text:p text:style-name="P72">크로눈 그 후 지상에 내리고 온다. / 데굴 데굴 을 잠시 한다.</text:p>
            </text:list-item>
            <text:list-item>
              <text:p text:style-name="P40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72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72">주위를 조금 걸어 본다. / 없다. / 보도에 가장 가까운 곳에 나있는 나무의 뿌리를 본다. 크로가 있다.</text:p>
            </text:list-item>
            <text:list-item>
              <text:p text:style-name="P72">목소리를 건다. / 그러나 크로는 보도 쪽으로 가고 버린다. / 그리고 보도 쪽의 옹벽에 오른다. / 울타리 안에.</text:p>
            </text:list-item>
            <text:list-item>
              <text:p text:style-name="P40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8481658680409393124" text:style-name="L20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1"><text:span text:style-name="T4">두 마리 모두 왔다.</text:span><text:span text:style-name="T6"> / 옹벽에 도착한 때 크로만 있다.</text:span></text:p>
            </text:list-item>
            <text:list-item>
              <text:p text:style-name="P90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90">그리고, 울음 소리가 들려온다「聞こえてくる. / </text:p>
            </text:list-item>
            <text:list-item>
              <text:p text:style-name="P90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6993730557884001946" text:style-name="L21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3">크로는 자시 지상에는 내리오지 않는다.</text:p>
            </text:list-item>
            <text:list-item>
              <text:p text:style-name="P42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73">전 번 째와 같이, 미케에 마사지를 할 때, 때때로 크로에 목소리를 던진다.</text:p>
            </text:list-item>
            <text:list-item>
              <text:p text:style-name="P73">그리고 미케를 옹벽에 올리고, 페이스트를 준다. / 우선 미케. 그리고, 크로.</text:p>
            </text:list-item>
            <text:list-item>
              <text:p text:style-name="P73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2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1410613123175025675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4">두 마리가 온다. / 미케의 허리 마사지. 옹벽에 올림. 페이스트.</text:p>
            </text:list-item>
            <text:list-item>
              <text:p text:style-name="P43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3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74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7203334419617060530" text:style-name="L23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5">비가 내리고 있었다. / 울타리 속에도 두 마리는 없다. / 수여장의 서 쪽으로 가서 본다. / 혀를 울린다. / 누구도 오지 않다.</text:p>
            </text:list-item>
            <text:list-item>
              <text:p text:style-name="P75">공원으로 돌아간다. / 입구의 근처에서 고양이의 울음소리가 들린다. / 차도의 맞은 편에 있는 아파트의 입구 근처에서.</text:p>
            </text:list-item>
            <text:list-item>
              <text:p text:style-name="P75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4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8610922911314113537" text:style-name="L24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6">두 마리 모두. / 미케에게 허리 마사지. / 두 마리에게 페이스트.</text:p>
            </text:list-item>
            <text:list-item>
              <text:p text:style-name="P76">크로는 옹벽 위에서.</text:p>
            </text:list-item>
          </text:list>
        </text:list-item>
        <text:list-item>
          <text:p text:style-name="P45">신체</text:p>
        </text:list-item>
        <text:list-item>
          <text:p text:style-name="P45">음악</text:p>
          <text:list>
            <text:list-item>
              <text:p text:style-name="P45">기타를 다시 시작했다. / 이 번, 명확하게 활동의 목표를 작곡으로 집중하고 있다.</text:p>
            </text:list-item>
            <text:list-item>
              <text:p text:style-name="P45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8469984052928730740" text:style-name="L25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7">어제. 미케는 처음부터 옹벽 위에 있다.</text:p>
            </text:list-item>
            <text:list-item>
              <text:p text:style-name="P77">크로는 옹벽 위에는 오지 않고, 울타리 속에도 없다.</text:p>
            </text:list-item>
            <text:list-item>
              <text:p text:style-name="P77">미케에 페이스트를 준 후 수영장 서쪽 모서리로 간다.</text:p>
            </text:list-item>
            <text:list-item>
              <text:p text:style-name="P46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77">하품을 하고 있다.</text:p>
            </text:list-item>
            <text:list-item>
              <text:p text:style-name="P77">"이쪽으로 오자" 라고 목소리를 던지면서, 공원의 방향으로 내 몸을 향한다.</text:p>
            </text:list-item>
            <text:list-item>
              <text:p text:style-name="P77">하지만, 크로는 그 자리에 우두커니 채 움직이지 않다.</text:p>
            </text:list-item>
            <text:list-item>
              <text:p text:style-name="P77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8482749460310779046" text:style-name="L26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8">어제. 두 마리 모두 온다.</text:p>
            </text:list-item>
            <text:list-item>
              <text:p text:style-name="P78">어제는 그 때 까지 와는 달리, 미케를 지상에 내렸던 후 먼저 크로에게 페이스트를 주었다.</text:p>
            </text:list-item>
            <text:list-item>
              <text:p text:style-name="P78">그리고 페이스트의 용기를 오른손으로 든 채 미케에게 마사지를 하려고 한다.</text:p>
            </text:list-item>
            <text:list-item>
              <text:p text:style-name="P47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78">그리고 미케에게도 페이스트를 준다.</text:p>
            </text:list-item>
            <text:list-item>
              <text:p text:style-name="P47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78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4067554571016998478" text:style-name="L27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9">두 마리 모두. / 크로는 위에 남아 있다. / 미케는 지상에서 허리 마사지. / 크로에는 먼저 페이스트를.</text:p>
            </text:list-item>
            <text:list-item>
              <text:p text:style-name="P48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79">지상에 내려 싶은지 생각하고, 한 두 걸음 접근고, "아래에 오는거야?" 라고 목소리를 던진다.</text:p>
            </text:list-item>
            <text:list-item>
              <text:p text:style-name="P48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8">새로운 지식</text:p>
          <text:list>
            <text:list-item>
              <text:p text:style-name="P48">호박<text:span text:style-name="T7">「かぼちゃ</text:span>은 원산지는 남북아메리카 입니다.</text:p>
            </text:list-item>
            <text:list-item>
              <text:p text:style-name="P48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5879565698315094833" text:style-name="L28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0">크로는 다시 지상에는 오지않다.</text:p>
            </text:list-item>
            <text:list-item>
              <text:p text:style-name="P80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49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49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2498659472899256857" text:style-name="L29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1">비가 내렸다. / 두 마리는 오지 않을까라고 생각했었다.</text:p>
            </text:list-item>
            <text:list-item>
              <text:p text:style-name="P81">옹벽에 도착하고, 울타리 안을 들여다본다. / 혀를 울린다.</text:p>
            </text:list-item>
            <text:list-item>
              <text:p text:style-name="P81">1 분 정도 그 자리에 있던 것일까, "냐아" 라고 고양이의 울음소리가 들린다. / 곧 그 소리가 미케이라고 알 수 있다.</text:p>
            </text:list-item>
            <text:list-item>
              <text:p text:style-name="P81">미케에 울타리 너머로 페이스트를 준다.</text:p>
            </text:list-item>
            <text:list-item>
              <text:p text:style-name="P81">크로는 보이지 않는다. / 미케에 주었던 후 울타리 안의 어둠에 목소리를 던진다.</text:p>
            </text:list-item>
            <text:list-item>
              <text:p text:style-name="P50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5900555215936906721" text:style-name="L30">
        <text:list-item>
          <text:p text:style-name="P82">A</text:p>
          <text:list>
            <text:list-item>
              <text:p text:style-name="P82">위안부 문제. / 30 만인의 조선의 여성들. / 강제적으로 성 노예로 되었다.</text:p>
            </text:list-item>
            <text:list-item>
              <text:p text:style-name="P82">일본군은 이 성노예 제도의 운영에 참여했었다.</text:p>
            </text:list-item>
            <text:list-item>
              <text:p text:style-name="P82">따라서, 일본은 국가로 성노예 피해자들에 대해 책임이 있다.</text:p>
            </text:list-item>
          </text:list>
        </text:list-item>
        <text:list-item>
          <text:p text:style-name="P82">B</text:p>
          <text:list>
            <text:list-item>
              <text:p text:style-name="P82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4454732021229658689" text:style-name="L31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3">아무도 오지 않다. / 항상 올 곳에서는 없다.</text:p>
            </text:list-item>
            <text:list-item>
              <text:p text:style-name="P83">보도에 나오고 수영장의 서쪽으로 걸어간다.</text:p>
            </text:list-item>
            <text:list-item>
              <text:p text:style-name="P83">울타리에 접근하고, 혀를 울린다. / 오지 않다.</text:p>
            </text:list-item>
            <text:list-item>
              <text:p text:style-name="P83">비교적으로 오래 기다렸다가, 공원에게 돌아간다.</text:p>
            </text:list-item>
          </text:list>
        </text:list-item>
        <text:list-item>
          <text:p text:style-name="P51">새로운 지식 / 행동</text:p>
          <text:list>
            <text:list-item>
              <text:p text:style-name="P51">목욕한 후, 스트레칭 기타 항목의 후, 책을 읽었다.</text:p>
              <text:list>
                <text:list-item>
                  <text:p text:style-name="P51">이번의 독서. 지금까지와 다른 점은, 이번은, 독서에 즈음하여 메모를 작성할 걸 전제로 하고 있어요.</text:p>
                </text:list-item>
                <text:list-item>
                  <text:p text:style-name="P51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5069635510891406003" text:style-name="L32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4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2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84">그러자, "냐아 냐아" 라고 미케의 울음소리가 들려 온다.</text:p>
            </text:list-item>
            <text:list-item>
              <text:p text:style-name="P52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84">그 창고 위에 한 마리 고양이가 있다. 미케이다. / "냐아 냐아" 라고 큰 목소리로 울고 있다.</text:p>
            </text:list-item>
            <text:list-item>
              <text:p text:style-name="P52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2109264545785185395" text:style-name="L33">
        <text:list-item>
          <text:p text:style-name="P53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3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3">평소에는 그런 기회는, 나에 대해서 말하면, 없어요. 완전이 존재하지 않고 있다.</text:p>
            </text:list-item>
            <text:list-item>
              <text:p text:style-name="P53">그러나, 생각해 보니, 옛날부터, 비슷한 상황은 존재하고 있었을지도 모릅니다.</text:p>
            </text:list-item>
            <text:list-item>
              <text:p text:style-name="P53">옛날, 사람들이 일기를 쓴 것도, 비슷한 동기<text:span text:style-name="T7">「動機</text:span>로인지지도 모릅니다.</text:p>
            </text:list-item>
            <text:list-item>
              <text:p text:style-name="P53">즉, 동기의 출처<text:span text:style-name="T7">「出処</text:span>의 하나 였는지도 모릅니다.</text:p>
            </text:list-item>
          </text:list>
        </text:list-item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5">두 마리 모두, 나가 옹벽에 도착한 때 이미 있었다.</text:p>
            </text:list-item>
            <text:list-item>
              <text:p text:style-name="P85">크로가 미케보다 돌출울타리 가까이에 있다.</text:p>
            </text:list-item>
            <text:list-item>
              <text:p text:style-name="P85">내가 항상 위치에 서서, 먼저 미케가 온다.</text:p>
            </text:list-item>
            <text:list-item>
              <text:p text:style-name="P85">미케를 지상에는 내려 않고 즉시 페이스트를 준다. / 먼저, 미케에. 그리고 클로에.</text:p>
            </text:list-item>
            <text:list-item>
              <text:p text:style-name="P53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3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3">신체 / 정신</text:p>
        </text:list-item>
        <text:list-item>
          <text:p text:style-name="P53">새로운 지식 / 행동</text:p>
          <text:list>
            <text:list-item>
              <text:p text:style-name="P53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3">왜 수건을 붙일 것인가? / 수건을 배에 붙일 때, 배가 기분 좋다.</text:p>
                </text:list-item>
                <text:list-item>
                  <text:p text:style-name="P53">내 아랫배는 차가워<text:span text:style-name="T7">「冷え</text:span> 쉬운<text:span text:style-name="T7">「易い</text:span> 것입니다.</text:p>
                </text:list-item>
                <text:list-item>
                  <text:p text:style-name="P53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3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3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5152383609902905036" text:style-name="L34"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6">두 마리 모두 오지 않는다. / 평소와 같이 수영장의 서쪽으로 가서, 울타리에 가까이 다가가, 혀를 울린다. / 누구도 오지 않아.</text:p>
            </text:list-item>
            <text:list-item>
              <text:p text:style-name="P86">이 밤은 쇼핑은 없이, 도서관에 책을 반환할 심부름도 없고.</text:p>
            </text:list-item>
            <text:list-item>
              <text:p text:style-name="P86">그냥, 먹이주기를 위해서 외출했다.</text:p>
            </text:list-item>
          </text:list>
        </text:list-item>
        <text:list-item>
          <text:p text:style-name="P54">새로운 지식 / 행동</text:p>
          <text:list>
            <text:list-item>
              <text:p text:style-name="P54">식사는 1 일 1 식을 계속하고 있다. / 오늘 현재, 시작한지, 4 일째가 될 것일까.</text:p>
              <text:list>
                <text:list-item>
                  <text:p text:style-name="P54">지금까지는 점심에서 먹으면서, 뉴스 기사를 읽고 있었다.</text:p>
                </text:list-item>
                <text:list-item>
                  <text:p text:style-name="P54">낮에는 식사를 하지 않게 된 지금은, 식사는 없으로, 뉴스 읽기만을 하<text:soft-page-break/>고 있다.</text:p>
                </text:list-item>
                <text:list-item>
                  <text:p text:style-name="P54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4765280547366613640" text:style-name="L35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7">크로만 왔다. / 옹벽에는 없었다. / 보도에 나오고, 서쪽으로 간다. / 중간에서 고양이의 울음소리. 희미하게.</text:p>
            </text:list-item>
            <text:list-item>
              <text:p text:style-name="P87">울음소리의 음정이 높다. / 크로라고 알 수 있다.</text:p>
            </text:list-item>
            <text:list-item>
              <text:p text:style-name="P87">"와서" 라고 크로에게 말하고, 공원에 돌아간다.</text:p>
            </text:list-item>
            <text:list-item>
              <text:p text:style-name="P55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87">잠시 지면 위에서 "데굴 데굴" 을 한다. / 운동장 근처까지 굴러 간다.</text:p>
            </text:list-item>
            <text:list-item>
              <text:p text:style-name="P55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5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1162499092286811773" text:style-name="L36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6"><text:soft-page-break/><text:span text:style-name="T4">옹벽에는 미케만. / 도착한 때 이미 있다. / 비가 약간 내리고 있는데, 잘 나온 것이다.</text:span></text:p>
            </text:list-item>
            <text:list-item>
              <text:p text:style-name="P56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6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6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6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6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6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>@@@</text:p>
      <text:p text:style-name="P5">[XXX] </text:p>
      <text:p text:style-name="P8">myself / diary / XXX</text:p>
      <text:p text:style-name="P8"/>
      <text:list xml:id="list9184088285622704575" text:style-name="L39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57">신체 / 정신</text:p>
        </text:list-item>
        <text:list-item>
          <text:p text:style-name="P57">새로운 지식 / 행동</text:p>
        </text:list-item>
        <text:list-item>
          <text:p text:style-name="P57">음악</text:p>
        </text:list-item>
        <text:list-item>
          <text:p text:style-name="P57">기타</text:p>
        </text:list-item>
        <text:list-item>
          <text:p text:style-name="P57">자유작문</text:p>
        </text:list-item>
      </text:list>
      <text:p text:style-name="P7"/>
      <text:p text:style-name="P5">[/ XXX] 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<text:soft-page-break/>[XXX] </text:p>
      <text:p text:style-name="P8">myself / diary / XXX</text:p>
      <text:p text:style-name="P8"/>
      <text:list xml:id="list30680814" text:continue-list="list1410613123175025675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새로운 지식 / 행동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7963518637159697423" text:style-name="L37">
        <text:list-item>
          <text:p text:style-name="P91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<text:soft-page-break/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4512952990471559944" text:style-name="L38">
              <text:list-item>
                <text:p text:style-name="P95">“<text:span text:style-name="T7">作成</text:span>” ==&gt; click</text:p>
              </text:list-item>
              <text:list-item>
                <text:p text:style-name="P95">Tab x 2 (move to the text area)</text:p>
              </text:list-item>
              <text:list-item>
                <text:p text:style-name="P95">C/P ==&gt; texts</text:p>
              </text:list-item>
              <text:list-item>
                <text:p text:style-name="P95">select ==&gt; title strings</text:p>
              </text:list-item>
              <text:list-item>
                <text:p text:style-name="P95">C – c &gt; M – Tab &gt; C – v (C/P)</text:p>
              </text:list-item>
              <text:list-item>
                <text:p text:style-name="P95"><text:soft-page-break/>M – Tab (to “to” box)</text:p>
              </text:list-item>
              <text:list-item>
                <text:p text:style-name="P95">“iwa” &gt; Tab (autofill)</text:p>
              </text:list-item>
              <text:list-item>
                <text:p text:style-name="P95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16T10:45:36.42</dc:date>
    <dc:creator>iwabuchi ken</dc:creator>
    <meta:editing-duration>P2DT13H42M3S</meta:editing-duration>
    <meta:editing-cycles>292</meta:editing-cycles>
    <meta:generator>OpenOffice/4.1.3$Win32 OpenOffice.org_project/413m1$Build-9783</meta:generator>
    <meta:document-statistic meta:table-count="7" meta:image-count="0" meta:object-count="0" meta:page-count="30" meta:paragraph-count="628" meta:word-count="11492" meta:character-count="17814"/>
  </office:meta>
</office:document-meta>
</file>